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c480" draw:textarea-horizontal-align="justify" draw:textarea-vertical-align="middle" draw:auto-grow-height="false"/>
    </style:style>
    <style:style style:name="gr2" style:family="graphic" style:parent-style-name="standard">
      <style:graphic-properties draw:fill-color="#c4ffc4" draw:textarea-horizontal-align="justify" draw:textarea-vertical-align="middle" draw:auto-grow-height="false"/>
    </style:style>
    <style:style style:name="gr3" style:family="graphic" style:parent-style-name="standard">
      <style:graphic-properties draw:fill-color="#ffc4c4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fill="none" draw:textarea-horizontal-align="center" draw:textarea-vertical-align="middle"/>
    </style:style>
    <style:style style:name="gr5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gr6" style:family="graphic" style:parent-style-name="standard">
      <style:graphic-properties draw:fill-color="#80c4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4.445cm" svg:y="0.635cm">
          <text:p text:style-name="P1"><text:span text:style-name="T1">Go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1.27cm" svg:x="0.635cm" svg:y="3.175cm">
          <text:p text:style-name="P1"><text:span text:style-name="T1">A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1.27cm" svg:x="8.255cm" svg:y="3.175cm">
          <text:p text:style-name="P1"><text:span text:style-name="T1">Simul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2.693cm" svg:height="0.598cm" draw:transform="skewX (-0.439822971502488) rotate (-2.35619449019309) translate (4.445cm 1.27cm)" svg:viewBox="0 0 2694 599" svg:d="m0-8082c713 1347 2694 0 2694 0">
          <text:p/>
        </draw:path>
        <draw:path draw:style-name="gr5" draw:text-style-name="P1" draw:layer="layout" svg:width="2.693cm" svg:height="0.598cm" draw:transform="skewX (0.440521103203286) rotate (2.3561944901919) translate (10.16cm 3.175cm)" svg:viewBox="0 0 2694 599" svg:d="m2694 9878c-712 1347-2694 0-2694 0">
          <text:p/>
        </draw:path>
        <draw:custom-shape draw:style-name="gr6" draw:text-style-name="P1" draw:layer="layout" svg:width="3.81cm" svg:height="1.27cm" svg:x="4.445cm" svg:y="5.715cm">
          <text:p text:style-name="P1"><text:span text:style-name="T1">Trans-Fram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2.693cm" svg:height="0.598cm" draw:transform="skewX (0.440521103203286) rotate (-0.785398163398486) translate (2.54cm 4.445cm)" svg:viewBox="0 0 2694 599" svg:d="m2694 2694c-712 1347-2694 0-2694 0">
          <text:p/>
        </draw:path>
        <draw:path draw:style-name="gr4" draw:text-style-name="P1" draw:layer="layout" svg:width="2.692cm" svg:height="0.598cm" draw:transform="skewX (-0.43929937272689) rotate (0.785921762172898) translate (8.255cm 6.35cm)" svg:viewBox="0 0 2693 599" svg:d="m0 20656c713 1347 2693 1 2693 1">
          <text:p/>
        </draw:path>
        <draw:frame draw:style-name="gr7" draw:text-style-name="P2" draw:layer="layout" svg:width="1.243cm" svg:height="0.954cm" svg:x="1.905cm" svg:y="0.635cm">
          <draw:text-box>
            <text:p><text:span text:style-name="T2">(1)</text:span></text:p>
          </draw:text-box>
        </draw:frame>
        <draw:frame draw:style-name="gr7" draw:text-style-name="P2" draw:layer="layout" svg:width="1.243cm" svg:height="0.954cm" svg:x="1.906cm" svg:y="5.655cm">
          <draw:text-box>
            <text:p><text:span text:style-name="T2">(2)</text:span></text:p>
          </draw:text-box>
        </draw:frame>
        <draw:frame draw:style-name="gr7" draw:text-style-name="P2" draw:layer="layout" svg:width="1.243cm" svg:height="0.954cm" svg:x="9.552cm" svg:y="5.715cm">
          <draw:text-box>
            <text:p><text:span text:style-name="T2">(3)</text:span></text:p>
          </draw:text-box>
        </draw:frame>
        <draw:frame draw:style-name="gr7" draw:text-style-name="P2" draw:layer="layout" svg:width="1.243cm" svg:height="0.954cm" svg:x="1.907cm" svg:y="5.655cm">
          <draw:text-box>
            <text:p><text:span text:style-name="T2">(2)</text:span></text:p>
          </draw:text-box>
        </draw:frame>
        <draw:frame draw:style-name="gr7" draw:text-style-name="P2" draw:layer="layout" svg:width="1.243cm" svg:height="0.954cm" svg:x="9.552cm" svg:y="0.951cm">
          <draw:text-box>
            <text:p><text:span text:style-name="T2">(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30T18:56:39</meta:creation-date>
    <dc:date>2011-07-30T19:10:32</dc:date>
    <dc:creator>Bo Morgan</dc:creator>
    <meta:editing-duration>PT00H13M54S</meta:editing-duration>
    <meta:editing-cycles>1</meta:editing-cycles>
    <meta:document-statistic meta:object-count="13"/>
    <meta:generator>OpenOffice.org/3.2$Linux OpenOffice.org_project/320m12$Build-9483</meta:generator>
  </office:meta>
</office:document-meta>
</file>